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b300" officeooo:paragraph-rsid="0016b3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ill following program shows array out of bounds error?</text:p>
      <text:p text:style-name="P1"/>
      <text:p text:style-name="P1">Int main( void )</text:p>
      <text:p text:style-name="P1">{</text:p>
      <text:p text:style-name="P1"><text:tab/>int a[5] = {1, 2, 3, 4, 5};</text:p>
      <text:p text:style-name="P1"><text:tab/></text:p>
      <text:p text:style-name="P1"><text:tab/>a[6] = 6;</text:p>
      <text:p text:style-name="P1"/>
      <text:p text:style-name="P1"><text:tab/>printf(“%d\n”, a[6]);</text:p>
      <text:p text:style-name="P1"/>
      <text:p text:style-name="P1"><text:tab/>return 0;</text:p>
      <text:p text:style-name="P1">}</text:p>
      <text:p text:style-name="P1"/>
      <text:p text:style-name="P1">Sol. No, compiler will not throw any syntax error. But the address <text:s/>and value of a[6] is not in the bound of our program, hence it is dangerous to make that assignment since we are modifyng the value present in some other location. This change may affect the other program where that address <text:s/>or value is used.</text:p>
      <text:p text:style-name="P1"/>
      <text:p text:style-name="P1">2. Error in goto statement will lead to syntax error or semantic error?</text:p>
      <text:p text:style-name="P1"/>
      <text:p text:style-name="P1">Sol. It will throw syntax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08:44:26.380636063</meta:creation-date>
    <dc:date>2016-09-23T08:54:00.943147786</dc:date>
    <meta:editing-duration>P0D</meta:editing-duration>
    <meta:editing-cycles>1</meta:editing-cycles>
    <meta:document-statistic meta:table-count="0" meta:image-count="0" meta:object-count="0" meta:page-count="1" meta:paragraph-count="12" meta:word-count="107" meta:character-count="560" meta:non-whitespace-character-count="457"/>
    <meta:generator>LibreOffice/4.2.4.2$Linux_x86 LibreOffice_project/420m0$Build-2</meta:generator>
  </office:meta>
</office:document-meta>
</file>